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3564257B617E83CE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.556cm" style:contextual-spacing="false" fo:text-indent="0cm" style:auto-text-indent="false"/>
      <style:text-properties fo:color="#000000" loext:opacity="100%" style:font-name="Industry-Light" fo:font-size="12pt" fo:font-weight="normal" officeooo:paragraph-rsid="001439e1" style:font-size-asian="12pt" style:font-weight-asian="normal"/>
    </style:style>
    <style:style style:name="P2" style:family="paragraph" style:parent-style-name="Heading_20_3">
      <style:paragraph-properties fo:margin-left="0cm" fo:margin-right="0cm" fo:margin-top="0.318cm" fo:margin-bottom="0.318cm" style:contextual-spacing="false" fo:line-height="130%" fo:orphans="2" fo:widows="2" fo:text-indent="0cm" style:auto-text-indent="false"/>
      <style:text-properties fo:font-variant="normal" fo:text-transform="none" fo:color="#000000" loext:opacity="100%" style:font-name="Industry-Light" fo:font-size="12pt" fo:letter-spacing="normal" fo:font-style="normal" fo:font-weight="normal" fo:background-color="transparent" style:font-size-asian="12pt" style:font-weight-asian="normal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Industry-Light" fo:font-size="12pt" fo:letter-spacing="normal" fo:font-style="normal" fo:font-weight="normal" fo:background-color="transparent" style:font-size-asian="12pt" style:font-weight-asian="normal"/>
    </style:style>
    <style:style style:name="P4" style:family="paragraph" style:parent-style-name="Text_20_body">
      <style:text-properties fo:color="#000000" loext:opacity="100%" style:font-name="Industry-Light" fo:font-size="12pt" fo:font-weight="normal" fo:background-color="transparent" style:font-size-asian="12pt" style:font-weight-asian="normal"/>
    </style:style>
    <style:style style:name="P5" style:family="paragraph" style:parent-style-name="Text_20_body">
      <style:text-properties fo:color="#000000" loext:opacity="100%" style:font-name="Industry-Light" fo:font-size="12pt" fo:font-weight="normal" style:font-size-asian="12pt" style:font-weight-asian="normal"/>
    </style:style>
    <style:style style:name="P6" style:family="paragraph" style:parent-style-name="Text_20_body" style:list-style-name="L3">
      <style:paragraph-properties fo:orphans="2" fo:widows="2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Industry-Light" fo:font-size="12pt" fo:letter-spacing="normal" fo:font-style="normal" fo:font-weight="normal" fo:background-color="transparent" style:font-size-asian="12pt" style:font-weight-asian="normal"/>
    </style:style>
    <style:style style:name="P8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Industry-Light" fo:font-size="12pt" fo:letter-spacing="normal" fo:font-weight="normal" fo:background-color="transparent" style:font-size-asian="12pt" style:font-weight-asian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39e1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fo:background-color="transparent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Industry-Light" fo:font-size="12pt" fo:letter-spacing="normal" fo:font-style="normal" fo:font-weight="normal" fo:background-color="transparent" style:font-size-asian="12pt" style:font-weight-asian="normal"/>
    </style:style>
    <style:style style:name="P14" style:family="paragraph">
      <style:paragraph-properties fo:text-align="center"/>
    </style:style>
    <style:style style:name="T1" style:family="text">
      <style:text-properties fo:font-style="normal"/>
    </style:style>
    <style:style style:name="T2" style:family="text">
      <style:text-properties fo:font-variant="normal" fo:text-transform="none" fo:color="#000000" loext:opacity="100%" style:font-name="Industry-Light" fo:font-size="12pt" fo:letter-spacing="normal" fo:font-style="normal" fo:font-weight="normal" fo:background-color="transparent" loext:char-shading-value="0" style:font-size-asian="12pt" style:font-weight-asian="normal"/>
    </style:style>
    <style:style style:name="T3" style:family="text">
      <style:text-properties fo:font-variant="normal" fo:text-transform="none" fo:color="#000000" loext:opacity="100%" style:font-name="Industry-Light" fo:font-size="12pt" fo:letter-spacing="normal" fo:font-style="normal" fo:font-weight="normal" fo:background-color="transparent" loext:char-shading-value="0" style:font-size-asian="12pt" style:font-weight-asian="normal" loext:padding="0cm" loext:border="none"/>
    </style:style>
    <style:style style:name="T4" style:family="text">
      <style:text-properties fo:font-variant="normal" fo:text-transform="none" fo:color="#000000" loext:opacity="100%" style:font-name="Industry-Light" fo:font-size="12pt" fo:letter-spacing="normal" fo:font-style="normal" fo:font-weight="normal" style:font-size-asian="12pt" style:font-weight-asian="normal" loext:padding="0cm" loext:border="none"/>
    </style:style>
    <style:style style:name="T5" style:family="text">
      <style:text-properties fo:font-variant="normal" fo:text-transform="none" fo:color="#000000" loext:opacity="100%" style:font-name="Arial" fo:font-size="20pt" fo:letter-spacing="normal" fo:font-style="normal" fo:font-weight="normal" fo:background-color="transparent" loext:char-shading-value="0" style:font-size-asian="20pt" style:font-weight-asian="normal" style:font-size-complex="20pt"/>
    </style:style>
    <style:style style:name="T6" style:family="text">
      <style:text-properties officeooo:rsid="001439e1"/>
    </style:style>
    <style:style style:name="T7" style:family="text">
      <style:text-properties style:font-name="Arial" fo:font-size="15pt" style:font-size-asian="15pt" style:font-size-complex="15pt"/>
    </style:style>
    <text:list-style style:name="L1">
      <text:list-level-style-image text:level="1" xlink:href="Pictures/100002000000000A0000000A3564257B617E83CE.gif" xlink:type="simple" xlink:show="embed" xlink:actuate="onLoad">
        <style:list-level-properties text:space-before="0.748cm" text:min-label-width="0.499cm" style:vertical-pos="middle" style:vertical-rel="line" fo:width="0.212cm" fo:height="0.212cm"/>
      </text:list-level-style-image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2000000000A0000000A3564257B617E83CE.gif" xlink:type="simple" xlink:show="embed" xlink:actuate="onLoad">
        <style:list-level-properties text:list-level-position-and-space-mode="label-alignment" style:vertical-pos="middle" style:vertical-rel="line" fo:width="0.212cm" fo:height="0.212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tección de problemas de seguridad en aplicaciones para dispositivos móviles</text:p>
      <text:p text:style-name="Text_20_body"/>
      <text:p text:style-name="P1"/>
      <text:p text:style-name="P7"><text:span text:style-name="T6">L</text:span>as aplicaciones móviles deben:</text:p>
      <text:list xml:id="list2078850763" text:style-name="L2">
        <text:list-item>
          <text:p text:style-name="P8"><text:span text:style-name="T1">Deben tener el mismo nivel de controles de seguridad tanto en el cliente móvil como en el servidor, mediante la aplicación de controles de seguridad en un entorno de confianza.</text:span></text:p>
        </text:list-item>
        <text:list-item>
          <text:p text:style-name="P8"><text:span text:style-name="T1">Activos de Información sensible almacenados en el dispositivo debe realizarse de un modo seguro.</text:span></text:p>
        </text:list-item>
        <text:list-item>
          <text:p text:style-name="P8"><text:span text:style-name="T1">Todos los datos sensibles transmitidos desde el dispositivo deben ser hechos teniendo en mente la seguridad en la capa de transporte.</text:span></text:p>
        </text:list-item>
      </text:list>
      <text:p text:style-name="P7">Ejemplos:</text:p>
      <text:list xml:id="list2182554077" text:style-name="L1">
        <text:list-item>
          <text:p text:style-name="P12"><text:span text:style-name="T2">Verificar que los valores de identificadores almacenados en el dispositivo y recuperables por otras aplicaciones, como el número de UDID o IMEI no se utilicen como tokens de autenticación.</text:span></text:p>
        </text:list-item>
        <text:list-item>
          <text:p text:style-name="P13">Verificar que la aplicación móvil no almacene datos sensibles en recursos compartidos potencialmente no cifrados en el dispositivo (tarjeta SD o carpetas compartidas).</text:p>
        </text:list-item>
        <text:list-item>
          <text:p text:style-name="P13">Verificar que los datos sensibles no se almacenen sin protección en el dispositivo, incluso en áreas protegidas del sistema como llaveros.</text:p>
        </text:list-item>
        <text:list-item>
          <text:p text:style-name="P3">Verificar que las contraseñas, claves secretas y tokens de APIs se generan dinámicamente en la aplicación móvil.</text:p>
        </text:list-item>
      </text:list>
      <text:p text:style-name="P7"/>
      <text:p text:style-name="P7">Referencias:</text:p>
      <text:list xml:id="list312341752" text:style-name="L3">
        <text:list-item>
          <text:p text:style-name="P6"><text:span text:style-name="T2">Proyecto OWASP de Seguridad Móvil: </text:span><text:a xlink:type="simple" xlink:href="https://www.owasp.org/index.php/OWASP_Mobile_Security_Project" office:target-frame-name="_blank" xlink:show="new" text:style-name="Internet_20_link" text:visited-style-name="Visited_20_Internet_20_Link"><text:span text:style-name="T3">https://www.OWASP.org/index.php/OWASP_Mobile_Security_Project</text:span></text:a></text:p>
        </text:list-item>
        <text:list-item>
          <text:p text:style-name="P6"><text:span text:style-name="T2">iOS Developer Cheat Sheet:</text:span><text:a xlink:type="simple" xlink:href="https://www.owasp.org/index.php/IOS_Developer_Cheat_Sheet" office:target-frame-name="_blank" xlink:show="new" text:style-name="Internet_20_link" text:visited-style-name="Visited_20_Internet_20_Link"><text:span text:style-name="T3">https://www.OWASP.org/index.php/IOS_Developer_Cheat_Sheet</text:span></text:a></text:p>
        </text:list-item>
      </text:list>
      <text:p text:style-name="P4"><text:soft-page-break/></text:p>
      <text:p text:style-name="P4"/>
      <text:p text:style-name="P4"/>
      <text:p text:style-name="P11"><text:a xlink:type="simple" xlink:href="https://www.osi.es/es/campanas/dispositivos-moviles/instale-app-no-fiable" office:target-frame-name="_blank" xlink:show="new" text:style-name="Internet_20_link" text:visited-style-name="Visited_20_Internet_20_Link"><text:span text:style-name="T4">https://www.osi.es/es/campanas/dispositivos-moviles/instale-app-no-fiable</text:span></text:a></text:p>
      <text:p text:style-name="P9"><text:a xlink:type="simple" xlink:href="https://www.osi.es/es/campanas/dispositivos-moviles/acepto-no-acepto" text:style-name="Internet_20_link" text:visited-style-name="Visited_20_Internet_20_Link"><text:span text:style-name="T3">https://www.osi.es/es/campanas/dispositivos-moviles/acepto-no-acepto</text:span></text:a></text:p>
      <text:p text:style-name="P9"><text:span text:style-name="T3"/></text:p>
      <text:p text:style-name="P10"><text:span text:style-name="T5">CONAN Mobile</text:span><text:span text:style-name="T2"><text:line-break/><text:tab/></text:span><text:a xlink:type="simple" xlink:href="https://www.osi.es/es/conan-mobile" office:target-frame-name="_blank" xlink:show="new" text:style-name="Internet_20_link" text:visited-style-name="Visited_20_Internet_20_Link"><text:span text:style-name="T3">https://www.osi.es/es/conan-mobile</text:span></text:a><text:span text:style-name="T2"><text:line-break/><text:tab/></text:span></text:p>
      <text:p text:style-name="P10"><text:span text:style-name="Strong_20_Emphasis"><text:span text:style-name="T2"><text:tab/>CONAN mobile </text:span></text:span><text:span text:style-name="T2">es una aplicación gratuita que te ayuda a proteger tu dispositivo móvil Android. Te permite conocer el estado de seguridad de tu dispositivo, mostrándote soluciones a posibles riesgos a los que esté expuesto y proporcionándote algunos consejos que te ayudarán a mejorar su seguridad. Te invitamos a descargarlo gratuitamente en </text:span><text:a xlink:type="simple" xlink:href="https://play.google.com/store/apps/details?id=es.inteco.conanmobile" office:target-frame-name="_blank" xlink:show="new" text:style-name="Internet_20_link" text:visited-style-name="Visited_20_Internet_20_Link">Google Play</text:a><text:span text:style-name="T3"> </text:span><text:span text:style-name="T2">y a analizar el nivel de seguridad de tu dispositivo.</text:span></text:p>
      <text:h text:style-name="P2" text:outline-level="3">¿De qué manera puede ayudarte CONAN mobile?</text:h>
      <text:p text:style-name="P9"><text:span text:style-name="T2"><text:tab/>Entre otras funcionalidades, </text:span><text:span text:style-name="Strong_20_Emphasis"><text:span text:style-name="T2">CONAN mobile </text:span></text:span><text:span text:style-name="T2">te indica si tienes instalada alguna aplicación maliciosa, verifica si tienes las aplicaciones correctamente actualizadas y comprueba si la configuración de tu dispositivo es correcta. Y todo ello, en una única herramienta: </text:span><text:span text:style-name="Strong_20_Emphasis"><text:span text:style-name="T2">CONAN mobile </text:span></text:span><text:span text:style-name="T2">es una aplicación de comprobación integral de seguridad para tu smartphone y tablet Android.</text:span></text:p>
      <text:p text:style-name="P4"/>
      <text:p text:style-name="P5"><text:span text:style-name="T7">Para llevar un control de la vulnerabilidades detectadas en una app podemos usar la hoja de OWASP </text:span>: https://github.com/OWASP/owasp-mstg/blob/master/Checklists/Mobile_App_Security_Checklist-Spanish_1.2.xlsx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??" svg:font-family="??, ??, ??, ??, ??, ui-sans-serif, apple-system, BlinkMacSystemFont, 'Segoe UI', Roboto, Inter, 'Apple Color Emoji', 'Segoe UI Emoji', 'Segoe UI Symbol', 'Microsoft YaHei Light'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Industry-Light" svg:font-family="Industry-Ligh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" draw:name="Forma1" draw:style-name="Mgr1" draw:text-style-name="MP1" svg:x1="-0.065cm" svg:y1="0.258cm" svg:x2="17.186cm" svg:y2="0.3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7:01:52.742000000</meta:creation-date>
    <dc:date>2022-08-21T18:18:05.892000000</dc:date>
    <meta:editing-duration>PT6M2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20" meta:word-count="338" meta:character-count="2546" meta:non-whitespace-character-count="2231"/>
  </office:meta>
</office:document-meta>
</file>